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3" style:family="table">
      <style:table-properties style:width="169.99mm" table:align="left"/>
    </style:style>
    <style:style style:name="Tabelle3.A" style:family="table-column">
      <style:table-column-properties style:column-width="17.36mm"/>
    </style:style>
    <style:style style:name="Tabelle3.B" style:family="table-column">
      <style:table-column-properties style:column-width="34.15mm"/>
    </style:style>
    <style:style style:name="Tabelle3.C" style:family="table-column">
      <style:table-column-properties style:column-width="23.67mm"/>
    </style:style>
    <style:style style:name="Tabelle3.D" style:family="table-column">
      <style:table-column-properties style:column-width="23.57mm"/>
    </style:style>
    <style:style style:name="Tabelle3.E" style:family="table-column">
      <style:table-column-properties style:column-width="23.99mm"/>
    </style:style>
    <style:style style:name="Tabelle3.F" style:family="table-column">
      <style:table-column-properties style:column-width="23.55mm"/>
    </style:style>
    <style:style style:name="Tabelle3.G" style:family="table-column">
      <style:table-column-properties style:column-width="23.71mm"/>
    </style:style>
    <style:style style:name="Tabelle3.A1" style:family="table-cell">
      <style:table-cell-properties style:vertical-align="middle" fo:background-color="#dddddd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3.G1" style:family="table-cell">
      <style:table-cell-properties style:vertical-align="middle" fo:background-color="#dddddd" fo:padding="0.97mm" fo:border="0.05pt solid #000000">
        <style:background-image/>
      </style:table-cell-properties>
    </style:style>
    <style:style style:name="Tabelle3.G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0mm" table:align="margins" style:shadow="none"/>
    </style:style>
    <style:style style:name="Tabelle2.A" style:family="table-column">
      <style:table-column-properties style:column-width="17.37mm" style:rel-column-width="985*"/>
    </style:style>
    <style:style style:name="Tabelle2.B" style:family="table-column">
      <style:table-column-properties style:column-width="34.13mm" style:rel-column-width="1935*"/>
    </style:style>
    <style:style style:name="Tabelle2.C" style:family="table-column">
      <style:table-column-properties style:column-width="23.76mm" style:rel-column-width="1347*"/>
    </style:style>
    <style:style style:name="Tabelle2.D" style:family="table-column">
      <style:table-column-properties style:column-width="23.48mm" style:rel-column-width="1331*"/>
    </style:style>
    <style:style style:name="Tabelle2.E" style:family="table-column">
      <style:table-column-properties style:column-width="23.99mm" style:rel-column-width="1360*"/>
    </style:style>
    <style:style style:name="Tabelle2.F" style:family="table-column">
      <style:table-column-properties style:column-width="23.53mm" style:rel-column-width="1334*"/>
    </style:style>
    <style:style style:name="Tabelle2.G" style:family="table-column">
      <style:table-column-properties style:column-width="23.74mm" style:rel-column-width="1346*"/>
    </style:style>
    <style:style style:name="Tabelle2.1" style:family="table-row">
      <style:table-row-properties style:min-row-height="0.02mm"/>
    </style:style>
    <style:style style:name="Tabelle2.A1" style:family="table-cell">
      <style:table-cell-properties fo:padding="0.49mm" fo:border-left="0.05pt solid #000000" fo:border-right="none" fo:border-top="none" fo:border-bottom="0.05pt solid #000000"/>
    </style:style>
    <style:style style:name="Tabelle2.G1" style:family="table-cell">
      <style:table-cell-properties fo:padding="0.49mm" fo:border-left="0.05pt solid #000000" fo:border-right="0.05pt solid #000000" fo:border-top="none" fo:border-bottom="0.05pt solid #000000"/>
    </style:style>
    <style:style style:name="Tabelle6" style:family="table">
      <style:table-properties style:width="152.49mm" fo:margin-left="17.53mm" table:align="left" style:shadow="none"/>
    </style:style>
    <style:style style:name="Tabelle6.A" style:family="table-column">
      <style:table-column-properties style:column-width="34.01mm"/>
    </style:style>
    <style:style style:name="Tabelle6.B" style:family="table-column">
      <style:table-column-properties style:column-width="23.76mm"/>
    </style:style>
    <style:style style:name="Tabelle6.C" style:family="table-column">
      <style:table-column-properties style:column-width="23.51mm"/>
    </style:style>
    <style:style style:name="Tabelle6.D" style:family="table-column">
      <style:table-column-properties style:column-width="23.99mm"/>
    </style:style>
    <style:style style:name="Tabelle6.E" style:family="table-column">
      <style:table-column-properties style:column-width="23.5mm"/>
    </style:style>
    <style:style style:name="Tabelle6.F" style:family="table-column">
      <style:table-column-properties style:column-width="23.72mm"/>
    </style:style>
    <style:style style:name="Tabelle6.1" style:family="table-row">
      <style:table-row-properties style:min-row-height="0.02mm"/>
    </style:style>
    <style:style style:name="Tabelle6.A1" style:family="table-cell">
      <style:table-cell-properties fo:background-color="#dddddd" fo:padding="0.49mm" fo:border-left="1pt solid #000000" fo:border-right="1pt solid #000000" fo:border-top="1pt solid #000000" fo:border-bottom="0.05pt solid #000000">
        <style:background-image/>
      </style:table-cell-properties>
    </style:style>
    <style:style style:name="Tabelle6.B1" style:family="table-cell">
      <style:table-cell-properties fo:padding="0.49mm" fo:border-left="1pt solid #000000" fo:border-right="none" fo:border-top="1pt solid #000000" fo:border-bottom="1pt solid #000000"/>
    </style:style>
    <style:style style:name="Tabelle6.C1" style:family="table-cell">
      <style:table-cell-properties fo:padding="0.49mm" fo:border-left="0.05pt solid #000000" fo:border-right="none" fo:border-top="1pt solid #000000" fo:border-bottom="1pt solid #000000"/>
    </style:style>
    <style:style style:name="Tabelle6.D1" style:family="table-cell">
      <style:table-cell-properties fo:padding="0.49mm" fo:border-left="0.05pt solid #000000" fo:border-right="none" fo:border-top="1pt solid #000000" fo:border-bottom="1pt solid #000000"/>
    </style:style>
    <style:style style:name="Tabelle6.E1" style:family="table-cell">
      <style:table-cell-properties fo:padding="0.49mm" fo:border-left="0.05pt solid #000000" fo:border-right="none" fo:border-top="1pt solid #000000" fo:border-bottom="1pt solid #000000"/>
    </style:style>
    <style:style style:name="Tabelle6.F1" style:family="table-cell">
      <style:table-cell-properties fo:padding="0.49mm" fo:border-left="0.05pt solid #000000" fo:border-right="1pt solid #000000" fo:border-top="1pt solid #000000" fo:border-bottom="1pt solid #000000"/>
    </style:style>
    <style:style style:name="Tabelle6.A2" style:family="table-cell">
      <style:table-cell-properties fo:background-color="#dddddd" fo:padding="0.49mm" fo:border-left="1pt solid #000000" fo:border-right="1pt solid #000000" fo:border-top="none" fo:border-bottom="1pt solid #000000">
        <style:background-image/>
      </style:table-cell-properties>
    </style:style>
    <style:style style:name="Tabelle6.B2" style:family="table-cell">
      <style:table-cell-properties fo:padding="0.49mm" fo:border="none"/>
    </style:style>
    <style:style style:name="Tabelle6.C2" style:family="table-cell">
      <style:table-cell-properties fo:padding="0.49mm" fo:border="none"/>
    </style:style>
    <style:style style:name="Tabelle6.D2" style:family="table-cell">
      <style:table-cell-properties fo:padding="0.49mm" fo:border="none"/>
    </style:style>
    <style:style style:name="Tabelle6.E2" style:family="table-cell">
      <style:table-cell-properties fo:padding="0.49mm" fo:border="none"/>
    </style:style>
    <style:style style:name="Tabelle6.F2" style:family="table-cell">
      <style:table-cell-properties fo:padding="0.49mm" fo:border="none"/>
    </style:style>
    <style:style style:name="Tabelle6.A3" style:family="table-cell">
      <style:table-cell-properties fo:background-color="#dddddd" fo:padding="0.49mm" fo:border-left="1pt solid #000000" fo:border-right="1pt solid #000000" fo:border-top="none" fo:border-bottom="0.05pt solid #000000">
        <style:background-image/>
      </style:table-cell-properties>
    </style:style>
    <style:style style:name="Tabelle6.B3" style:family="table-cell">
      <style:table-cell-properties fo:padding="0.49mm" fo:border="none"/>
    </style:style>
    <style:style style:name="Tabelle6.C3" style:family="table-cell">
      <style:table-cell-properties fo:padding="0.49mm" fo:border="none"/>
    </style:style>
    <style:style style:name="Tabelle6.D3" style:family="table-cell">
      <style:table-cell-properties fo:padding="0.49mm" fo:border="none"/>
    </style:style>
    <style:style style:name="Tabelle6.E3" style:family="table-cell">
      <style:table-cell-properties fo:padding="0.49mm" fo:border="none"/>
    </style:style>
    <style:style style:name="Tabelle6.F3" style:family="table-cell">
      <style:table-cell-properties fo:padding="0.49mm" fo:border="none"/>
    </style:style>
    <style:style style:name="Tabelle6.B4" style:family="table-cell">
      <style:table-cell-properties fo:padding="0.49mm" fo:border="none"/>
    </style:style>
    <style:style style:name="Tabelle6.C4" style:family="table-cell">
      <style:table-cell-properties fo:padding="0.49mm" fo:border="none"/>
    </style:style>
    <style:style style:name="Tabelle6.D4" style:family="table-cell">
      <style:table-cell-properties fo:padding="0.49mm" fo:border="none"/>
    </style:style>
    <style:style style:name="Tabelle6.E4" style:family="table-cell">
      <style:table-cell-properties fo:padding="0.49mm" fo:border="none"/>
    </style:style>
    <style:style style:name="Tabelle6.F4" style:family="table-cell">
      <style:table-cell-properties fo:padding="0.49mm" fo:border="none"/>
    </style:style>
    <style:style style:name="Tabelle1" style:family="table">
      <style:table-properties style:width="169.95mm" table:align="left" style:shadow="none"/>
    </style:style>
    <style:style style:name="Tabelle1.A" style:family="table-column">
      <style:table-column-properties style:column-width="51.51mm"/>
    </style:style>
    <style:style style:name="Tabelle1.B" style:family="table-column">
      <style:table-column-properties style:column-width="47.24mm"/>
    </style:style>
    <style:style style:name="Tabelle1.C" style:family="table-column">
      <style:table-column-properties style:column-width="24.02mm"/>
    </style:style>
    <style:style style:name="Tabelle1.D" style:family="table-column">
      <style:table-column-properties style:column-width="23.51mm"/>
    </style:style>
    <style:style style:name="Tabelle1.E" style:family="table-column">
      <style:table-column-properties style:column-width="23.67mm"/>
    </style:style>
    <style:style style:name="Tabelle1.1" style:family="table-row"/>
    <style:style style:name="Tabelle1.A1" style:family="table-cell">
      <style:table-cell-properties fo:padding="0.49mm" fo:border="none"/>
    </style:style>
    <style:style style:name="P1" style:family="paragraph" style:parent-style-name="Standard">
      <style:text-properties fo:font-size="8pt" officeooo:paragraph-rsid="001baeb2" style:font-size-asian="8pt" style:font-size-complex="8pt"/>
    </style:style>
    <style:style style:name="P2" style:family="paragraph" style:parent-style-name="Standard">
      <style:text-properties officeooo:paragraph-rsid="001baeb2"/>
    </style:style>
    <style:style style:name="P3" style:family="paragraph" style:parent-style-name="Standard">
      <style:text-properties officeooo:rsid="002f565c" officeooo:paragraph-rsid="002f565c"/>
    </style:style>
    <style:style style:name="P4" style:family="paragraph" style:parent-style-name="Standard">
      <style:paragraph-properties fo:text-align="center" style:justify-single-word="false"/>
      <style:text-properties fo:font-size="7pt" fo:font-weight="bold" officeooo:paragraph-rsid="0069170b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paragraph-rsid="0069170b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officeooo:paragraph-rsid="0070da05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officeooo:rsid="0069170b" officeooo:paragraph-rsid="0069170b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ee0c9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baeb2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1ee0c9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266ac5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7pt" fo:font-weight="bold" officeooo:rsid="00686066" officeooo:paragraph-rsid="00686066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7pt" fo:font-weight="bold" officeooo:rsid="0069170b" officeooo:paragraph-rsid="0069170b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7pt" fo:font-weight="bold" officeooo:rsid="006f376d" officeooo:paragraph-rsid="0070da05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714af1" officeooo:paragraph-rsid="00714af1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fo:font-weight="bold" officeooo:rsid="00777fb9" officeooo:paragraph-rsid="0069170b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6pt" officeooo:paragraph-rsid="001baeb2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paragraph-rsid="0070da05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6pt" officeooo:paragraph-rsid="002445af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6pt" officeooo:paragraph-rsid="008d7a85" style:font-size-asian="6pt" style:font-size-complex="6pt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fo:font-weight="bold" officeooo:paragraph-rsid="0086436b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pt" fo:font-weight="bold" officeooo:paragraph-rsid="0088360c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fo:font-weight="bold" officeooo:rsid="0088360c" officeooo:paragraph-rsid="0088360c" style:font-size-asian="10pt" style:font-weight-asian="bold" style:font-size-complex="10pt" style:font-weight-complex="bold"/>
    </style:style>
    <style:style style:name="P27" style:family="paragraph" style:parent-style-name="Standard">
      <style:text-properties fo:font-size="10pt" fo:font-weight="normal" officeooo:paragraph-rsid="0088360c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8pt" officeooo:paragraph-rsid="001baeb2" style:font-size-asian="8pt" style:font-size-complex="8pt"/>
    </style:style>
    <style:style style:name="P29" style:family="paragraph" style:parent-style-name="Standard">
      <style:text-properties fo:font-size="8pt" officeooo:paragraph-rsid="00266ac5" style:font-size-asian="7pt" style:font-size-complex="8pt"/>
    </style:style>
    <style:style style:name="P30" style:family="paragraph" style:parent-style-name="Standard">
      <style:text-properties officeooo:paragraph-rsid="001baeb2"/>
    </style:style>
    <style:style style:name="P31" style:family="paragraph" style:parent-style-name="Standard" style:master-page-name="">
      <style:paragraph-properties style:page-number="auto" fo:break-before="auto" fo:break-after="auto"/>
      <style:text-properties officeooo:paragraph-rsid="007b6908"/>
    </style:style>
    <style:style style:name="T1" style:family="text">
      <style:text-properties officeooo:rsid="008d7a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FOR EACH O</text:text-input></text:p>
      <text:p text:style-name="P3"><text:text-input text:description="&lt;for each=&quot;sheet in get_sheet(o)&quot;&gt;">FOR EACH SHEET</text:text-input></text:p>
      <text:p text:style-name="P2"><text:placeholder text:placeholder-type="text">&lt;setLang('de_DE')&gt;</text:placeholder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25">Arbeitszeitnachweis:</text:p>
          </table:table-cell>
          <table:table-cell table:style-name="Tabelle1.A1" office:value-type="string">
            <text:p text:style-name="P25"><text:text-input text:description="&lt;sheet.employee.name&gt;">EMPLOYEE_NAME</text:text-input></text:p>
          </table:table-cell>
          <table:table-cell table:style-name="Tabelle1.A1" office:value-type="string">
            <text:p text:style-name="P26">Von:</text:p>
          </table:table-cell>
          <table:table-cell table:style-name="Tabelle1.A1" office:value-type="string">
            <text:p text:style-name="P27"><text:text-input text:description="&lt;formatLang(sheet.date_from,date=True)&gt;">DATE_FROM</text:text-input></text:p>
          </table:table-cell>
          <table:table-cell table:style-name="Tabelle1.A1" office:value-type="string">
            <text:p text:style-name="P22"/>
          </table:table-cell>
        </table:table-row>
        <table:table-row table:style-name="Tabelle1.1">
          <table:table-cell table:style-name="Tabelle1.A1" office:value-type="string">
            <text:p text:style-name="P23">Personal Nr.:</text:p>
          </table:table-cell>
          <table:table-cell table:style-name="Tabelle1.A1" office:value-type="string">
            <text:p text:style-name="P22"><text:text-input text:description="&lt;sheet.employee.identification_id or ''&gt;">IDENTIFICATION_ID</text:text-input></text:p>
          </table:table-cell>
          <table:table-cell table:style-name="Tabelle1.A1" office:value-type="string">
            <text:p text:style-name="P26">Bis:</text:p>
          </table:table-cell>
          <table:table-cell table:style-name="Tabelle1.A1" office:value-type="string">
            <text:p text:style-name="P27"><text:text-input text:description="&lt;formatLang(sheet.date_to,date=True)&gt;">DATE_TO</text:text-input></text:p>
          </table:table-cell>
          <table:table-cell table:style-name="Tabelle1.A1" office:value-type="string">
            <text:p text:style-name="P22"/>
          </table:table-cell>
        </table:table-row>
        <table:table-row table:style-name="Tabelle1.1">
          <table:table-cell table:style-name="Tabelle1.A1" office:value-type="string">
            <text:p text:style-name="P23">Resturlaub:</text:p>
          </table:table-cell>
          <table:table-cell table:style-name="Tabelle1.A1" office:value-type="string">
            <text:p text:style-name="P22"><text:text-input text:description="&lt;formatLang(sheet.remaining_leaves)&gt;">REMAINING_LEAVES</text:text-input></text:p>
          </table:table-cell>
          <table:table-cell table:style-name="Tabelle1.A1" office:value-type="string">
            <text:p text:style-name="P22"/>
          </table:table-cell>
          <table:table-cell table:style-name="Tabelle1.A1" office:value-type="string">
            <text:p text:style-name="P22"/>
          </table:table-cell>
          <table:table-cell table:style-name="Tabelle1.A1" office:value-type="string">
            <text:p text:style-name="P22"/>
          </table:table-cell>
        </table:table-row>
      </table:table>
      <text:p text:style-name="P29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table:number-rows-spanned="2" office:value-type="string">
            <text:p text:style-name="P8">Tag</text:p>
          </table:table-cell>
          <table:table-cell table:style-name="Tabelle3.A1" table:number-rows-spanned="2" office:value-type="string">
            <text:p text:style-name="P8">Anwesenheit</text:p>
          </table:table-cell>
          <table:table-cell table:style-name="Tabelle3.A1" table:number-rows-spanned="2" office:value-type="string">
            <text:p text:style-name="P16">Projekt</text:p>
            <text:p text:style-name="P15">Zeit</text:p>
          </table:table-cell>
          <table:table-cell table:style-name="Tabelle3.A1" table:number-rows-spanned="2" office:value-type="string">
            <text:p text:style-name="P9">Soll-</text:p>
            <text:p text:style-name="P9">Zeit</text:p>
          </table:table-cell>
          <table:table-cell table:style-name="Tabelle3.A1" table:number-rows-spanned="2" office:value-type="string">
            <text:p text:style-name="P9">Ist-</text:p>
            <text:p text:style-name="P13">Zeit</text:p>
          </table:table-cell>
          <table:table-cell table:style-name="Tabelle3.A1" table:number-rows-spanned="2" office:value-type="string">
            <text:p text:style-name="P10">Tages-</text:p>
            <text:p text:style-name="P10">Saldo</text:p>
          </table:table-cell>
          <table:table-cell table:style-name="Tabelle3.G1" office:value-type="string">
            <text:p text:style-name="P11"><text:text-input text:description="&lt;formatLang(sheet.last_saldo,float_time=True)&gt;">LAST_SALDO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G2" office:value-type="string">
            <text:p text:style-name="P12">Gesamt-Saldo</text:p>
          </table:table-cell>
        </table:table-row>
      </table:table>
      <text:p text:style-name="P1"><text:text-input text:description="&lt;for each=&quot;day in sheet.days&quot;&gt;">FOR EACH DAY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 table:style-name="Tabelle2.1">
          <table:table-cell table:style-name="Tabelle2.A1" office:value-type="string">
            <text:p text:style-name="P18"><text:text-input text:description="&lt;formatLang(day.day,date=True)&gt;">DAY</text:text-input></text:p>
          </table:table-cell>
          <table:table-cell table:style-name="Tabelle2.A1" office:value-type="string">
            <text:p text:style-name="P21"><text:span text:style-name="T1"><text:text-input text:description="&lt;day.attendance_text&gt;">TEXT</text:text-input></text:span></text:p>
          </table:table-cell>
          <table:table-cell table:style-name="Tabelle2.A1" office:value-type="string">
            <text:p text:style-name="P19"><text:text-input text:description="&lt;formatLang(day.total_timesheet,float_time=True)&gt;">TOTAL_TIMESHEET</text:text-input></text:p>
          </table:table-cell>
          <table:table-cell table:style-name="Tabelle2.A1" office:value-type="string">
            <text:p text:style-name="P18"><text:text-input text:description="&lt;formatLang(day.total_target,float_time=True)&gt;">TOTAL_TARGET</text:text-input></text:p>
          </table:table-cell>
          <table:table-cell table:style-name="Tabelle2.A1" office:value-type="string">
            <text:p text:style-name="P18"><text:text-input text:description="&lt;formatLang(day.total,float_time=True)&gt;">TOTAL</text:text-input></text:p>
          </table:table-cell>
          <table:table-cell table:style-name="Tabelle2.A1" office:value-type="string">
            <text:p text:style-name="P20"><text:text-input text:description="&lt;formatLang(day.total_saldo,float_time=True)&gt;">TOTAL_SALDO</text:text-input></text:p>
          </table:table-cell>
          <table:table-cell table:style-name="Tabelle2.G1" office:value-type="string">
            <text:p text:style-name="P20"><text:text-input text:description="&lt;formatLang(day.current_saldo,float_time=True)&gt;">CURRENT_SALDO</text:text-input></text:p>
          </table:table-cell>
        </table:table-row>
      </table:table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row table:style-name="Tabelle6.1">
          <table:table-cell table:style-name="Tabelle6.A1" office:value-type="string">
            <text:p text:style-name="P4">Krankenstand</text:p>
          </table:table-cell>
          <table:table-cell table:style-name="Tabelle6.B1" office:value-type="string">
            <text:p text:style-name="P6"><text:text-input text:description="&lt;formatLang(sheet.total_timesheet,float_time=True)&gt;">TOTAL_TIMESHEET</text:text-input></text:p>
          </table:table-cell>
          <table:table-cell table:style-name="Tabelle6.C1" office:value-type="string">
            <text:p text:style-name="P17"><text:text-input text:description="&lt;formatLang(sheet.total_target,float_time=True)&gt;">TOTAL_TARGET</text:text-input></text:p>
          </table:table-cell>
          <table:table-cell table:style-name="Tabelle6.D1" office:value-type="string">
            <text:p text:style-name="P5"><text:text-input text:description="&lt;formatLang(sheet.total,float_time=True)&gt;">TOTAL</text:text-input></text:p>
          </table:table-cell>
          <table:table-cell table:style-name="Tabelle6.E1" office:value-type="string">
            <text:p text:style-name="P5"><text:text-input text:description="&lt;formatLang(sheet.total_saldo,float_time=True)&gt;">TOTAL_SALDO</text:text-input></text:p>
          </table:table-cell>
          <table:table-cell table:style-name="Tabelle6.F1" office:value-type="string">
            <text:p text:style-name="P5"><text:text-input text:description="&lt;formatLang(sheet.current_saldo,float_time=True)&gt;">CUR_SALDO</text:text-input></text:p>
          </table:table-cell>
        </table:table-row>
        <table:table-row table:style-name="Tabelle6.1">
          <table:table-cell table:style-name="Tabelle6.A2" office:value-type="string">
            <text:p text:style-name="P5"><text:text-input text:description="&lt;formatLang(sheet.sick_leaves)&gt;">ICK_LEAVES</text:text-input></text:p>
          </table:table-cell>
          <table:table-cell table:style-name="Tabelle6.B2" office:value-type="string">
            <text:p text:style-name="P5"/>
          </table:table-cell>
          <table:table-cell table:style-name="Tabelle6.C4" office:value-type="string">
            <text:p text:style-name="P5"/>
          </table:table-cell>
          <table:table-cell table:style-name="Tabelle6.D4" office:value-type="string">
            <text:p text:style-name="P5"/>
          </table:table-cell>
          <table:table-cell table:style-name="Tabelle6.E4" office:value-type="string">
            <text:p text:style-name="P5"/>
          </table:table-cell>
          <table:table-cell table:style-name="Tabelle6.F4" office:value-type="string">
            <text:p text:style-name="P5"/>
          </table:table-cell>
        </table:table-row>
        <table:table-row table:style-name="Tabelle6.1">
          <table:table-cell table:style-name="Tabelle6.A3" office:value-type="string">
            <text:p text:style-name="P14">Urlaub</text:p>
          </table:table-cell>
          <table:table-cell table:style-name="Tabelle6.B3" office:value-type="string">
            <text:p text:style-name="P5"/>
          </table:table-cell>
          <table:table-cell table:style-name="Tabelle6.C4" office:value-type="string">
            <text:p text:style-name="P5"/>
          </table:table-cell>
          <table:table-cell table:style-name="Tabelle6.D4" office:value-type="string">
            <text:p text:style-name="P5"/>
          </table:table-cell>
          <table:table-cell table:style-name="Tabelle6.E4" office:value-type="string">
            <text:p text:style-name="P5"/>
          </table:table-cell>
          <table:table-cell table:style-name="Tabelle6.F4" office:value-type="string">
            <text:p text:style-name="P5"/>
          </table:table-cell>
        </table:table-row>
        <table:table-row table:style-name="Tabelle6.1">
          <table:table-cell table:style-name="Tabelle6.A2" office:value-type="string">
            <text:p text:style-name="P7"><text:text-input text:description="&lt;formatLang(sheet.leaves_taken)&gt;">LEAVES_TAKEN</text:text-input></text:p>
          </table:table-cell>
          <table:table-cell table:style-name="Tabelle6.B4" office:value-type="string">
            <text:p text:style-name="P5"/>
          </table:table-cell>
          <table:table-cell table:style-name="Tabelle6.C4" office:value-type="string">
            <text:p text:style-name="P5"/>
          </table:table-cell>
          <table:table-cell table:style-name="Tabelle6.D4" office:value-type="string">
            <text:p text:style-name="P5"/>
          </table:table-cell>
          <table:table-cell table:style-name="Tabelle6.E4" office:value-type="string">
            <text:p text:style-name="P5"/>
          </table:table-cell>
          <table:table-cell table:style-name="Tabelle6.F4" office:value-type="string">
            <text:p text:style-name="P5"/>
          </table:table-cell>
        </table:table-row>
      </table:table>
      <text:p text:style-name="P1"/>
      <text:p text:style-name="P31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5-12-01T21:01:11.647603704</dc:date>
    <meta:editing-duration>PT13H17M56S</meta:editing-duration>
    <meta:editing-cycles>127</meta:editing-cycles>
    <meta:generator>LibreOffice/4.2.8.2$Linux_X86_64 LibreOffice_project/420m0$Build-2</meta:generator>
    <meta:document-statistic meta:table-count="4" meta:image-count="0" meta:object-count="0" meta:page-count="1" meta:paragraph-count="45" meta:word-count="107" meta:character-count="471" meta:non-whitespace-character-count="461"/>
  </office:meta>
</office:document-meta>
</file>